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300000044026CB0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8.644cm" svg:height="2.318cm" draw:z-index="0"><draw:image xlink:href="Pictures/100000010000022300000044026CB0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2:14:18.954698500</meta:creation-date>
    <dc:date>2025-10-15T12:53:01.527143800</dc:date>
    <meta:editing-duration>PT28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